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000000" loext:opacity="100%" fo:font-size="18pt" fo:font-weight="bold" style:font-size-asian="18pt" style:font-weight-asian="bold"/>
    </style:style>
    <style:style style:name="P2" style:family="paragraph" style:parent-style-name="Heading_20_3" style:master-page-name="Standard">
      <style:paragraph-properties style:page-number="1"/>
      <style:text-properties fo:color="#000000" loext:opacity="100%" fo:font-size="18pt" fo:font-weight="bold" style:font-size-asian="18pt" style:font-weight-asian="bold"/>
    </style:style>
    <style:style style:name="P3" style:family="paragraph" style:parent-style-name="Heading_20_3" style:list-style-name="WW8Num11"/>
    <style:style style:name="P4" style:family="paragraph" style:parent-style-name="Heading_20_3" style:list-style-name="WW8Num11">
      <style:text-properties fo:color="#ff0000" loext:opacity="100%" fo:font-weight="bold" style:font-weight-asian="bold"/>
    </style:style>
    <style:style style:name="P5" style:family="paragraph" style:parent-style-name="Standard">
      <style:text-properties fo:color="#000000" loext:opacity="100%"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color="#000000" loext:opacity="100%" fo:font-size="12pt" style:font-size-asian="12pt" style:font-size-complex="12pt"/>
    </style:style>
    <style:style style:name="P7" style:family="paragraph" style:parent-style-name="Standard" style:list-style-name="WW8Num7">
      <style:paragraph-properties fo:margin-left="1.259cm" fo:margin-right="0cm" fo:line-height="150%" fo:text-indent="-0.63cm" style:auto-text-indent="false"/>
      <style:text-properties fo:color="#000000" loext:opacity="100%" fo:font-size="12pt" style:font-size-asian="12pt" style:font-size-complex="12pt"/>
    </style:style>
    <style:style style:name="P8" style:family="paragraph" style:parent-style-name="Standard" style:list-style-name="WW8Num7">
      <style:paragraph-properties fo:margin-left="1.259cm" fo:margin-right="0cm" fo:line-height="100%" fo:text-indent="-0.63cm" style:auto-text-indent="false"/>
      <style:text-properties fo:color="#000000" loext:opacity="100%" fo:font-size="12pt" style:font-size-asian="12pt" style:font-size-complex="12pt"/>
    </style:style>
    <style:style style:name="P9" style:family="paragraph" style:parent-style-name="Standard">
      <style:paragraph-properties fo:margin-left="1.259cm" fo:margin-right="0cm" fo:line-height="100%" fo:text-indent="0cm" style:auto-text-indent="false"/>
      <style:text-properties fo:color="#000000" loext:opacity="100%" fo:font-size="12pt" style:font-size-asian="12pt" style:font-size-complex="12pt"/>
    </style:style>
    <style:style style:name="P10" style:family="paragraph" style:parent-style-name="Standard">
      <style:text-properties fo:color="#000000" loext:opacity="100%" fo:font-weight="bold" style:font-weight-asian="bold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fo:language="fr" fo:country="FR" style:font-size-asian="12pt" style:font-size-complex="12pt"/>
    </style:style>
    <style:style style:name="P13" style:family="paragraph" style:parent-style-name="Standard" style:list-style-name="WW8Num5">
      <style:text-properties fo:font-size="12pt" fo:language="fr" fo:country="FR" officeooo:paragraph-rsid="000feff0" style:font-size-asian="12pt" style:font-size-complex="12pt"/>
    </style:style>
    <style:style style:name="P14" style:family="paragraph" style:parent-style-name="Standard" style:list-style-name="WW8Num5">
      <style:text-properties fo:font-size="12pt" fo:language="fr" fo:country="FR" officeooo:paragraph-rsid="00105697" style:font-size-asian="12pt" style:font-size-complex="12pt"/>
    </style:style>
    <style:style style:name="P15" style:family="paragraph" style:parent-style-name="Standard">
      <style:paragraph-properties fo:margin-left="1.905cm" fo:margin-right="0cm" fo:text-indent="0cm" style:auto-text-indent="false"/>
      <style:text-properties fo:font-size="12pt" fo:language="fr" fo:country="FR" style:font-size-asian="12pt" style:font-size-complex="12pt"/>
    </style:style>
    <style:style style:name="P16" style:family="paragraph" style:parent-style-name="Standard">
      <style:paragraph-properties fo:margin-left="1.905cm" fo:margin-right="0cm" fo:text-indent="0cm" style:auto-text-indent="false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WW8Num1"/>
    <style:style style:name="P18" style:family="paragraph" style:parent-style-name="Standard" style:list-style-name="WW8Num1">
      <style:text-properties officeooo:paragraph-rsid="000ea05f"/>
    </style:style>
    <style:style style:name="P19" style:family="paragraph" style:parent-style-name="Standard">
      <style:text-properties fo:color="#ff0000" loext:opacity="100%" fo:font-size="12pt" fo:language="fr" fo:country="FR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WW8Num7">
      <style:paragraph-properties fo:margin-left="1.259cm" fo:margin-right="0cm" fo:line-height="100%" fo:text-indent="-0.63cm" style:auto-text-indent="false"/>
    </style:style>
    <style:style style:name="P21" style:family="paragraph" style:parent-style-name="Standard">
      <style:text-properties fo:color="#274e13" loext:opacity="100%" fo:font-size="12pt" style:font-size-asian="12pt" style:font-size-complex="12pt"/>
    </style:style>
    <style:style style:name="P22" style:family="paragraph" style:parent-style-name="Standard">
      <style:paragraph-properties fo:margin-left="0cm" fo:margin-right="0cm" fo:text-indent="1.27cm" style:auto-text-indent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8pt" fo:font-weight="bold" style:font-size-asian="18pt" style:font-weight-asian="bold"/>
    </style:style>
    <style:style style:name="T3" style:family="text">
      <style:text-properties fo:color="#000000" loext:opacity="100%" fo:font-size="12pt" fo:font-weight="bold" style:font-size-asian="12pt" style:font-weight-asian="bold" style:font-size-complex="12pt"/>
    </style:style>
    <style:style style:name="T4" style:family="text">
      <style:text-properties fo:color="#000000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00000" loext:opacity="100%" fo:font-size="12pt" fo:language="en" fo:country="GB" style:font-size-asian="12pt" style:font-size-complex="12pt" style:font-weight-complex="bold"/>
    </style:style>
    <style:style style:name="T7" style:family="text">
      <style:text-properties fo:color="#000000" loext:opacity="100%" style:text-line-through-style="solid" style:text-line-through-type="single" fo:font-size="12pt" style:font-size-asian="12pt" style:font-size-complex="12pt"/>
    </style:style>
    <style:style style:name="T8" style:family="text">
      <style:text-properties fo:color="#000000" loext:opacity="100%" style:text-line-through-style="solid" style:text-line-through-type="single" fo:font-size="12pt" fo:language="en" fo:country="GB" style:font-size-asian="12pt" style:font-size-complex="12pt" style:font-weight-complex="bold"/>
    </style:style>
    <style:style style:name="T9" style:family="text">
      <style:text-properties fo:color="#000000" loext:opacity="100%" officeooo:rsid="000feff0"/>
    </style:style>
    <style:style style:name="T10" style:family="text">
      <style:text-properties fo:color="#000000" loext:opacity="100%" officeooo:rsid="00105697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fr" fo:country="FR" style:font-size-asian="12pt" style:font-size-complex="12pt"/>
    </style:style>
    <style:style style:name="T13" style:family="text">
      <style:text-properties fo:font-size="12pt" fo:language="fr" fo:country="FR" style:font-size-asian="12pt" style:font-size-complex="12pt" style:font-weight-complex="bold"/>
    </style:style>
    <style:style style:name="T14" style:family="text">
      <style:text-properties fo:font-size="12pt" fo:language="fr" fo:country="FR" officeooo:rsid="000cbad1" style:font-size-asian="12pt" style:font-size-complex="12pt" style:font-weight-complex="bold"/>
    </style:style>
    <style:style style:name="T15" style:family="text">
      <style:text-properties fo:font-size="12pt" fo:language="fr" fo:country="FR" officeooo:rsid="000cbad1" style:font-size-asian="12pt" style:font-size-complex="12pt"/>
    </style:style>
    <style:style style:name="T16" style:family="text">
      <style:text-properties fo:font-size="12pt" fo:language="fr" fo:country="FR" officeooo:rsid="000feff0" style:font-size-asian="12pt" style:font-size-complex="12pt"/>
    </style:style>
    <style:style style:name="T17" style:family="text">
      <style:text-properties fo:font-size="12pt" fo:language="fr" fo:country="FR" officeooo:rsid="00105697" style:font-size-asian="12pt" style:font-size-complex="12pt"/>
    </style:style>
    <style:style style:name="T1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9" style:family="text">
      <style:text-properties fo:color="#ff0000" loext:opacity="100%"/>
    </style:style>
    <style:style style:name="T20" style:family="text">
      <style:text-properties fo:color="#ff0000" loext:opacity="100%" fo:font-weight="bold" style:font-weight-asian="bold"/>
    </style:style>
    <style:style style:name="T21" style:family="text">
      <style:text-properties fo:color="#ff0000" loext:opacity="100%" fo:font-size="12pt" fo:language="fr" fo:country="FR" style:font-size-asian="12pt" style:font-size-complex="12pt"/>
    </style:style>
    <style:style style:name="T22" style:family="text">
      <style:text-properties fo:color="#ff0000" loext:opacity="100%" fo:font-size="12pt" fo:language="fr" fo:country="FR" officeooo:rsid="000cbad1" style:font-size-asian="12pt" style:font-size-complex="12pt" style:font-weight-complex="bold"/>
    </style:style>
    <style:style style:name="T23" style:family="text">
      <style:text-properties fo:color="#ff0000" loext:opacity="100%" fo:font-size="12pt" fo:language="fr" fo:country="FR" officeooo:rsid="000ea05f" style:font-size-asian="12pt" style:font-size-complex="12pt" style:font-weight-complex="bold"/>
    </style:style>
    <style:style style:name="T24" style:family="text">
      <style:text-properties fo:color="#ff0000" loext:opacity="100%" fo:font-size="12pt" fo:language="fr" fo:country="FR" officeooo:rsid="000cbad1" style:font-size-asian="12pt" style:font-size-complex="12pt"/>
    </style:style>
    <style:style style:name="T25" style:family="text">
      <style:text-properties fo:color="#ff0000" loext:opacity="100%" fo:font-size="12pt" fo:language="fr" fo:country="FR" officeooo:rsid="00105697" style:font-size-asian="12pt" style:font-size-complex="12pt"/>
    </style:style>
    <style:style style:name="T26" style:family="text">
      <style:text-properties fo:color="#ff0000" loext:opacity="100%" fo:font-size="12pt" fo:language="fr" fo:country="FR" fo:font-weight="normal" style:font-size-asian="12pt" style:font-weight-asian="normal" style:font-size-complex="12pt" style:font-weight-complex="normal"/>
    </style:style>
    <style:style style:name="T27" style:family="text">
      <style:text-properties fo:color="#ff0000" loext:opacity="100%" officeooo:rsid="000feff0"/>
    </style:style>
    <style:style style:name="T28" style:family="text">
      <style:text-properties fo:color="#ff0000" loext:opacity="100%" officeooo:rsid="00105697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style:text-line-through-style="solid" style:text-line-through-type="single" fo:font-size="12pt" fo:language="fr" fo:country="FR" style:text-underline-style="solid" style:text-underline-width="auto" style:text-underline-color="font-color" style:font-size-asian="12pt" style:font-size-complex="12pt"/>
    </style:style>
    <style:style style:name="T31" style:family="text">
      <style:text-properties style:text-line-through-style="solid" style:text-line-through-type="single" fo:font-size="12pt" fo:language="fr" fo:country="FR" style:text-underline-style="solid" style:text-underline-width="auto" style:text-underline-color="font-color" style:font-size-asian="12pt" style:font-size-complex="12pt" style:font-weight-complex="bold"/>
    </style:style>
    <style:style style:name="T32" style:family="text">
      <style:text-properties fo:color="#274e13" loext:opacity="100%" fo:font-size="12pt" style:font-size-asian="12pt" style:font-size-complex="12pt"/>
    </style:style>
    <style:style style:name="T33" style:family="text">
      <style:text-properties fo:color="#00b050" loext:opacity="100%" fo:font-size="12pt" fo:language="fr" fo:country="FR" style:font-size-asian="12pt" style:font-size-complex="12pt"/>
    </style:style>
    <style:style style:name="T34" style:family="text">
      <style:text-properties officeooo:rsid="000feff0"/>
    </style:style>
    <style:style style:name="T35" style:family="text">
      <style:text-properties fo:color="#ffd7d7" loext:opacity="100%"/>
    </style:style>
    <style:style style:name="T36" style:family="text">
      <style:text-properties officeooo:rsid="001056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4A FISA</text:h>
      <text:h text:style-name="P1" text:outline-level="3">Writing concisely</text:h>
      <text:p text:style-name="P5"/>
      <text:list xml:id="list2631765248" text:style-name="WW8Num11">
        <text:list-item>
          <text:h text:style-name="P4" text:outline-level="3"><text:bookmark text:name="_8rfizd8ue7lz"/>Use simple words and phrases </text:h>
        </text:list-item>
      </text:list>
      <text:h text:style-name="Heading_20_3" text:outline-level="3"><text:span text:style-name="T3">Replace the underlined words with one word.</text:span></text:h>
      <text:p text:style-name="Standard"><text:span text:style-name="T12">e.g. : There are serious problems </text:span><text:span text:style-name="T31">on account of the fact that</text:span><text:span text:style-name="T13"> </text:span><text:span text:style-name="T26">because</text:span><text:span text:style-name="T13"> </text:span><text:span text:style-name="T12">the performance is erratic.</text:span></text:p>
      <text:p text:style-name="P12"/>
      <text:list xml:id="list1191509779" text:style-name="WW8Num1">
        <text:list-item>
          <text:p text:style-name="P17"><text:span text:style-name="T12">This has</text:span><text:span text:style-name="T13"> </text:span><text:span text:style-name="T31">made it possible for</text:span><text:span text:style-name="T13"> </text:span><text:span text:style-name="T22">allowed/enabled</text:span><text:span text:style-name="T14"> </text:span><text:span text:style-name="T12">us to do….</text:span></text:p>
        </text:list-item>
      </text:list>
      <text:p text:style-name="P12"/>
      <text:list xml:id="list91135498576130" text:continue-numbering="true" text:style-name="WW8Num1">
        <text:list-item>
          <text:p text:style-name="P17"><text:span text:style-name="T12">This </text:span><text:span text:style-name="T31">allows us to reduce </text:span><text:span text:style-name="T22">reduces</text:span><text:span text:style-name="T14"> </text:span><text:span text:style-name="T12">the complexity.</text:span></text:p>
        </text:list-item>
      </text:list>
      <text:p text:style-name="P12"/>
      <text:list xml:id="list91136952106206" text:continue-numbering="true" text:style-name="WW8Num1">
        <text:list-item>
          <text:p text:style-name="P17"><text:span text:style-name="T12">This was done</text:span><text:span text:style-name="T13"> </text:span><text:span text:style-name="T31">by means of</text:span><text:span text:style-name="T13"> </text:span><text:span text:style-name="T22">using</text:span><text:span text:style-name="T14"> </text:span><text:span text:style-name="T12">the tracking feature.</text:span></text:p>
        </text:list-item>
      </text:list>
      <text:p text:style-name="P12"/>
      <text:list xml:id="list91136531394155" text:continue-numbering="true" text:style-name="WW8Num1">
        <text:list-item>
          <text:p text:style-name="P17"><text:span text:style-name="T12">We adjusted the parameters </text:span><text:span text:style-name="T31">in order to</text:span><text:span text:style-name="T13"> </text:span><text:span text:style-name="T22">to</text:span><text:span text:style-name="T14"> </text:span><text:span text:style-name="T12">avoid breakages.</text:span></text:p>
        </text:list-item>
      </text:list>
      <text:p text:style-name="P12"/>
      <text:list xml:id="list91137296412134" text:continue-numbering="true" text:style-name="WW8Num1">
        <text:list-item>
          <text:p text:style-name="P17"><text:span text:style-name="T12">This one was faster </text:span><text:span text:style-name="T31">with respect to</text:span><text:span text:style-name="T13"> </text:span><text:span text:style-name="T22">than</text:span><text:span text:style-name="T14"> </text:span><text:span text:style-name="T12">the other one.</text:span></text:p>
        </text:list-item>
      </text:list>
      <text:p text:style-name="P12"/>
      <text:list xml:id="list91137388187802" text:continue-numbering="true" text:style-name="WW8Num1">
        <text:list-item>
          <text:p text:style-name="P18"><text:span text:style-name="T12">We conducted a logistic regression </text:span><text:span text:style-name="T30">as well as</text:span><text:span text:style-name="T12"> </text:span><text:span text:style-name="T22">an</text:span><text:span text:style-name="T23">d</text:span><text:span text:style-name="T22"> </text:span><text:span text:style-name="T12">a student t-test.</text:span></text:p>
        </text:list-item>
      </text:list>
      <text:p text:style-name="P12"/>
      <text:list xml:id="list91136027142738" text:continue-numbering="true" text:style-name="WW8Num1">
        <text:list-item>
          <text:p text:style-name="P17"><text:span text:style-name="T12">Sample A </text:span><text:span text:style-name="T30">was found to be</text:span><text:span text:style-name="T12"> </text:span><text:span text:style-name="T24">was</text:span><text:span text:style-name="T15"> </text:span><text:span text:style-name="T12">signficantly more efficient than Sample B.</text:span></text:p>
        </text:list-item>
      </text:list>
      <text:p text:style-name="P12"/>
      <text:p text:style-name="Standard"/>
      <text:list xml:id="list91137328067233" text:continue-list="list2631765248" text:style-name="WW8Num11">
        <text:list-item>
          <text:h text:style-name="P3" text:outline-level="3"><text:span text:style-name="T20">Avoid redundancy: deleting words or phrases</text:span></text:h>
        </text:list-item>
      </text:list>
      <text:p text:style-name="P10"/>
      <text:p text:style-name="Standard"><text:span text:style-name="T3">Each of the sentences below contains word(s) or phrases that can be deleted </text:span><text:span text:style-name="T4">without requiring any other changes</text:span><text:span text:style-name="T3">. Delete such words and phrases.</text:span></text:p>
      <text:p text:style-name="P5"/>
      <text:p text:style-name="Standard"><text:span text:style-name="T5">e.g.: </text:span><text:span text:style-name="T6">Meetings will be </text:span><text:span text:style-name="T8">held twice a year</text:span><text:span text:style-name="T6"> in June and December.</text:span></text:p>
      <text:p text:style-name="P6"/>
      <text:list xml:id="list1226730855" text:style-name="WW8Num7">
        <text:list-item>
          <text:p text:style-name="P7">As <text:span text:style-name="T29">we have already</text:span> noted in Section 4.2.1, <text:span text:style-name="T29">the presence</text:span> of x can influence y.</text:p>
        </text:list-item>
        <text:list-item>
          <text:p text:style-name="P7">However, we have to <text:span text:style-name="T29">make</text:span> use of other techniques.</text:p>
        </text:list-item>
        <text:list-item>
          <text:p text:style-name="P7"><text:span text:style-name="T29">In comparative terms</text:span>, there is no real difference between x and y.</text:p>
        </text:list-item>
        <text:list-item>
          <text:p text:style-name="P8">Also, we present simulation results that will <text:span text:style-name="T29">provide a two-fold contribution</text:span>: (i) confirm the effectiveness of ..., and (ii) highlight the importance of …</text:p>
        </text:list-item>
      </text:list>
      <text:p text:style-name="P9"/>
      <text:list xml:id="list91135375395599" text:continue-numbering="true" text:style-name="WW8Num7">
        <text:list-item>
          <text:p text:style-name="P20"><text:bookmark-start text:name="_Hlk146192701"/><text:span text:style-name="T5">The solution </text:span><text:span text:style-name="T7">adopted</text:span><text:span text:style-name="T5"> was to </text:span><text:span text:style-name="T7">carry out a</text:span><text:span text:style-name="T5"> test </text:span><text:span text:style-name="T7">of</text:span><text:span text:style-name="T5"> all the software on the market.</text:span></text:p>
        </text:list-item>
      </text:list>
      <text:p text:style-name="P21"><text:bookmark-end text:name="_Hlk146192701"/><text:bookmark text:name="_lnuxhft52tt2"/></text:p>
      <text:h text:style-name="Heading_20_3" text:outline-level="3"><text:bookmark text:name="_bqshc385uaxi"/><text:span text:style-name="T20">3. Avoid nominalisation</text:span></text:h>
      <text:p text:style-name="P19"/>
      <text:p text:style-name="Standard"><text:soft-page-break/><text:span text:style-name="T18">Rewrite these sentences using verbs, not nouns</text:span></text:p>
      <text:p text:style-name="Standard"><text:span text:style-name="T18">e.g. : </text:span><text:span text:style-name="T12">Table 1 </text:span><text:span text:style-name="T21">shows a comparison</text:span><text:span text:style-name="T12"> between X and Y = Table 1 </text:span><text:span text:style-name="T33">compares </text:span><text:span text:style-name="T12">X and Y.</text:span></text:p>
      <text:p text:style-name="P16"/>
      <text:list xml:id="list3493705419" text:style-name="WW8Num5">
        <text:list-item>
          <text:p text:style-name="P13">The user <text:span text:style-name="T19">has the ability to</text:span> resend the email again. <text:span text:style-name="T34">= The user </text:span><text:span text:style-name="T27">is able to</text:span><text:span text:style-name="T34"> resend the email again. OR The user </text:span><text:span text:style-name="T27">can</text:span><text:span text:style-name="T34"> resend the email again.</text:span></text:p>
        </text:list-item>
      </text:list>
      <text:p text:style-name="P15"/>
      <text:list xml:id="list91135734110183" text:continue-numbering="true" text:style-name="WW8Num5">
        <text:list-item>
          <text:p text:style-name="P13">This section <text:span text:style-name="T19">contains an explanation of</text:span> the various parameters. <text:span text:style-name="T34">= This section </text:span><text:span text:style-name="T27">explains</text:span><text:span text:style-name="T34"> the various parameters.</text:span></text:p>
        </text:list-item>
      </text:list>
      <text:p text:style-name="P12"/>
      <text:list xml:id="list91135593345818" text:continue-numbering="true" text:style-name="WW8Num5">
        <text:list-item>
          <text:p text:style-name="P13"><text:span text:style-name="T19">An increase in X of 30% was achieved</text:span>. <text:span text:style-name="T34">= </text:span><text:span text:style-name="T27">X increased by 30%.</text:span></text:p>
        </text:list-item>
      </text:list>
      <text:p text:style-name="P12"/>
      <text:list xml:id="list91135906727583" text:continue-numbering="true" text:style-name="WW8Num5">
        <text:list-item>
          <text:p text:style-name="P14">This dev<text:span text:style-name="T1">ice is an interface </text:span><text:span text:style-name="T19">which allows the transfer of x to y to be performed</text:span><text:span text:style-name="T1">. </text:span><text:span text:style-name="T9">= This device is an interface </text:span><text:span text:style-name="T28">to tansfer x</text:span><text:span text:style-name="T27"> to y</text:span><text:span text:style-name="T9">.</text:span></text:p>
        </text:list-item>
      </text:list>
      <text:p text:style-name="P12"/>
      <text:list xml:id="list91136220651726" text:continue-numbering="true" text:style-name="WW8Num5">
        <text:list-item>
          <text:p text:style-name="P14"><text:span text:style-name="T19">The installation of the system is done automatically.</text:span><text:span text:style-name="T1"> </text:span><text:span text:style-name="T34">= </text:span><text:span text:style-name="T27">The s</text:span><text:span text:style-name="T28">ystem is installed </text:span><text:span text:style-name="T27">automatically.</text:span></text:p>
        </text:list-item>
      </text:list>
      <text:p text:style-name="P12"/>
      <text:p text:style-name="P22"><text:span text:style-name="T12">6. <text:s text:c="2"/></text:span><text:span text:style-name="T21">The management of these systems can be done by…</text:span><text:span text:style-name="T12"> </text:span><text:span text:style-name="T16">= </text:span><text:span text:style-name="T25">These systems can be managed by...</text:span></text:p>
      <text:p text:style-name="P12"/>
      <text:p text:style-name="P11"><text:bookmark text:name="_s7jyq1mosd2r"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none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WW8Num1z0" style:family="text"/>
    <style:style style:name="WW8Num2z0" style:family="text">
      <style:text-properties fo:font-size="24pt" style:text-underline-style="none" style:font-size-asian="24pt" style:font-size-complex="24pt"/>
    </style:style>
    <style:style style:name="WW8Num2z1" style:family="text">
      <style:text-properties style:text-underline-style="non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fo:color="#980000" loext:opacity="100%" fo:font-size="24pt" style:text-underline-style="none" style:font-size-asian="24pt" style:font-size-complex="24pt"/>
    </style:style>
    <style:style style:name="WW8Num6z1" style:family="text">
      <style:text-properties style:text-underline-style="none"/>
    </style:style>
    <style:style style:name="WW8Num7z0" style:family="text"/>
    <style:style style:name="WW8Num8z0" style:family="text">
      <style:text-properties style:text-underline-style="none"/>
    </style:style>
    <style:style style:name="WW8Num9z0" style:family="text"/>
    <style:style style:name="WW8Num10z0" style:family="text">
      <style:text-properties fo:font-size="24pt" style:text-underline-style="none" style:font-size-asian="24pt" style:font-size-complex="24pt"/>
    </style:style>
    <style:style style:name="WW8Num10z1" style:family="text">
      <style:text-properties style:text-underline-style="none"/>
    </style:style>
    <style:style style:name="WW8Num11z0" style:family="text"/>
    <style:style style:name="WW8Num12z0" style:family="text"/>
    <style:style style:name="WW8Num13z0" style:family="text"/>
    <style:style style:name="WW8Num14z0" style:family="text">
      <style:text-properties fo:font-size="24pt" style:text-underline-style="none" style:font-size-asian="24pt" style:font-size-complex="24pt"/>
    </style:style>
    <style:style style:name="WW8Num14z1" style:family="text">
      <style:text-properties style:text-underline-style="none"/>
    </style:style>
    <style:style style:name="Police_20_par_20_défaut" style:display-name="Police par défaut" style:family="text"/>
    <style:style style:name="En-tête_20_Car" style:display-name="En-tête Car" style:family="text">
      <style:text-properties fo:font-size="11pt" fo:language="en" fo:country="none" style:font-size-asian="11pt" style:font-size-complex="11pt"/>
    </style:style>
    <style:style style:name="Pied_20_de_20_page_20_Car" style:display-name="Pied de page Car" style:family="text">
      <style:text-properties fo:font-size="11pt" fo:language="en" fo:country="none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8Num2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WW8Num2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63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0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7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1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48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2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8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8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0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0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4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4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RICOLES</meta:initial-creator>
    <meta:creation-date>2023-09-11T11:00:00</meta:creation-date>
    <dc:date>2023-09-22T09:11:35.239248572</dc:date>
    <meta:editing-cycles>6</meta:editing-cycles>
    <meta:editing-duration>PT25M48S</meta:editing-duration>
    <meta:document-statistic meta:table-count="0" meta:image-count="0" meta:object-count="0" meta:page-count="2" meta:paragraph-count="29" meta:word-count="386" meta:character-count="2078" meta:non-whitespace-character-count="1737"/>
    <meta:generator>LibreOffice/7.3.7.2$Linux_X86_64 LibreOffice_project/30$Build-2</meta:generator>
  </office:meta>
</office:document-meta>
</file>